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f1d7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23. </text:span>Chrome DevTools</text:h>
      <text:p text:style-name="Horizontal_20_Line"/>
      <text:h text:style-name="Heading_20_2" text:outline-level="2">1. What is Chrome DevTools?</text:h>
      <text:p text:style-name="Text_20_body"><text:span text:style-name="Strong_20_Emphasis">Definition:</text:span><text:line-break/>Chrome DevTools is a set of developer tools built inside the Google Chrome browser.<text:line-break/>It helps us inspect, edit, debug, and test websites in real time.</text:p>
      <text:p text:style-name="Text_20_body"/>
      <text:h text:style-name="Heading_20_2" text:outline-level="2"><text:s/>How to Open Chrome DevTools</text:h>
      <text:p text:style-name="Text_20_body"><text:span text:style-name="Strong_20_Emphasis">Steps:</text:span></text:p>
      <text:list xml:id="list1340168425" text:style-name="L1">
        <text:list-item>
          <text:p text:style-name="P1">Right click on the page → click <text:span text:style-name="Strong_20_Emphasis">Inspect</text:span></text:p>
        </text:list-item>
        <text:list-item>
          <text:p text:style-name="P1">Or press:<text:line-break/><text:span text:style-name="Source_20_Text">Ctrl + Shift + I</text:span> (Windows)<text:line-break/><text:span text:style-name="Source_20_Text">Cmd + Option + I</text:span> (Mac)</text:p>
        </text:list-item>
      </text:list>
      <text:p text:style-name="Text_20_body"><text:span text:style-name="Strong_20_Emphasis">Simple meaning:</text:span><text:line-break/>This opens the developer tools window inside the browser.</text:p>
      <text:p text:style-name="Horizontal_20_Line"/>
      <text:h text:style-name="Heading_20_2" text:outline-level="2"><text:s/>Elements Tab </text:h>
      <text:p text:style-name="Text_20_body"><text:line-break/>The Elements tab shows the HTML structure of the web page.</text:p>
      <text:p text:style-name="Text_20_body"><text:span text:style-name="Strong_20_Emphasis">What you can do:</text:span></text:p>
      <text:list xml:id="list1167231238" text:style-name="L2">
        <text:list-item>
          <text:p text:style-name="P2">View all HTML tags</text:p>
        </text:list-item>
        <text:list-item>
          <text:p text:style-name="P2">Change text live</text:p>
        </text:list-item>
        <text:list-item>
          <text:p text:style-name="P2">Edit CSS styles in real time</text:p>
        </text:list-item>
      </text:list>
      <text:p text:style-name="Text_20_body"><text:span text:style-name="Strong_20_Emphasis">Simple example in DevTools:</text:span><text:line-break/>Change:</text:p>
      <text:p text:style-name="P7"><text:span text:style-name="Source_20_Text">Click Me</text:span></text:p>
      <text:p text:style-name="Text_20_body">to:</text:p>
      <text:p text:style-name="P7"><text:span text:style-name="Source_20_Text">Press Here</text:span></text:p>
      <text:p text:style-name="Text_20_body">This change happens live in the browser.</text:p>
      <text:p text:style-name="Horizontal_20_Line"><text:soft-page-break/></text:p>
      <text:h text:style-name="Heading_20_2" text:outline-level="2">Styles Panel</text:h>
      <text:p text:style-name="Text_20_body"><text:line-break/>The Styles panel lets you change CSS directly in the browser.</text:p>
      <text:p text:style-name="Text_20_body"><text:span text:style-name="Strong_20_Emphasis">Example styles:</text:span></text:p>
      <text:p text:style-name="Preformatted_20_Text"><text:span text:style-name="Source_20_Text">background-color: red;</text:span></text:p>
      <text:p text:style-name="Preformatted_20_Text"><text:span text:style-name="Source_20_Text">color: white;</text:span></text:p>
      <text:p text:style-name="P7"><text:span text:style-name="Source_20_Text">font-size: 20px;</text:span></text:p>
      <text:p text:style-name="Text_20_body"><text:span text:style-name="Strong_20_Emphasis">Meaning:</text:span></text:p>
      <text:list xml:id="list604535855" text:style-name="L3">
        <text:list-item>
          <text:p text:style-name="P3">Changes button color</text:p>
        </text:list-item>
        <text:list-item>
          <text:p text:style-name="P3">Changes text color</text:p>
        </text:list-item>
        <text:list-item>
          <text:p text:style-name="P3">Increases text size</text:p>
        </text:list-item>
      </text:list>
      <text:p text:style-name="Text_20_body">These changes are temporary (only in browser).</text:p>
      <text:p text:style-name="Horizontal_20_Line"/>
      <text:h text:style-name="Heading_20_2" text:outline-level="2"><text:s/>Console Tab </text:h>
      <text:p text:style-name="Text_20_body"><text:span text:style-name="Strong_20_Emphasis">Definition:</text:span><text:line-break/>The Console tab is a place where you can type and run JavaScript code directly.</text:p>
      <text:p text:style-name="Text_20_body"><text:span text:style-name="Strong_20_Emphasis">Simple examples:</text:span></text:p>
      <text:p text:style-name="P7"><text:span text:style-name="Source_20_Text">i</text:span></text:p>
      <text:p text:style-name="Text_20_body">Checks the current value of <text:span text:style-name="Source_20_Text">i</text:span>.</text:p>
      <text:p text:style-name="P7"><text:span text:style-name="Source_20_Text">i++</text:span></text:p>
      <text:p text:style-name="Text_20_body">Increases the value of <text:span text:style-name="Source_20_Text">i</text:span> by 1.</text:p>
      <text:p text:style-name="P7"><text:span text:style-name="Source_20_Text">document.getElementById("number").innerText = i;</text:span></text:p>
      <text:p text:style-name="Text_20_body">Updates the number shown on the web page.</text:p>
      <text:p text:style-name="Horizontal_20_Line"/>
      <text:h text:style-name="Heading_20_2" text:outline-level="2"><text:s/>Sources Tab </text:h>
      <text:p text:style-name="Text_20_body"><text:line-break/>The Sources tab shows your JavaScript files and helps you debug code.</text:p>
      <text:p text:style-name="Text_20_body"><text:span text:style-name="Strong_20_Emphasis">What is a breakpoint?</text:span><text:line-break/>A breakpoint is a pause point in the code.</text:p>
      <text:p text:style-name="Text_20_body"><text:soft-page-break/><text:span text:style-name="Strong_20_Emphasis">Example:</text:span></text:p>
      <text:p text:style-name="P7"><text:span text:style-name="Source_20_Text">i++;</text:span></text:p>
      <text:p text:style-name="Text_20_body">When you add a breakpoint here, the code will stop and you can check values.</text:p>
      <text:p text:style-name="Horizontal_20_Line"/>
      <text:h text:style-name="Heading_20_2" text:outline-level="2">Network Tab </text:h>
      <text:p text:style-name="Text_20_body"><text:span text:style-name="Strong_20_Emphasis">Definition:</text:span><text:line-break/>The Network tab shows all files downloaded by the browser.</text:p>
      <text:p text:style-name="Text_20_body"><text:span text:style-name="Strong_20_Emphasis">You can see:</text:span></text:p>
      <text:list xml:id="list4234555399" text:style-name="L4">
        <text:list-item>
          <text:p text:style-name="P4">File name</text:p>
        </text:list-item>
        <text:list-item>
          <text:p text:style-name="P4">Status (success or failed)</text:p>
        </text:list-item>
        <text:list-item>
          <text:p text:style-name="P4">Time taken to load</text:p>
        </text:list-item>
      </text:list>
      <text:p text:style-name="Text_20_body">This helps test website speed.</text:p>
      <text:p text:style-name="Horizontal_20_Line"/>
      <text:h text:style-name="Heading_20_2" text:outline-level="2">9. Device Toolbar – Mobile View Testing</text:h>
      <text:p text:style-name="Text_20_body"><text:span text:style-name="Strong_20_Emphasis">Definition:</text:span><text:line-break/>This tool shows how your website looks on mobile and tablets.</text:p>
      <text:p text:style-name="Text_20_body">You can pick different devices like phone or tablet.</text:p>
      <text:p text:style-name="Horizontal_20_Line"/>
      <text:h text:style-name="Heading_20_2" text:outline-level="2"><text:s/>Memory Tab</text:h>
      <text:p text:style-name="Text_20_body"><text:span text:style-name="Strong_20_Emphasis">Definition:</text:span><text:line-break/>The Memory tab shows how much memory your website is using.</text:p>
      <text:p text:style-name="Text_20_body"><text:span text:style-name="Strong_20_Emphasis">Example in console:</text:span></text:p>
      <text:p text:style-name="Preformatted_20_Text"><text:span text:style-name="Source_20_Text">let arr = [];</text:span></text:p>
      <text:p text:style-name="Preformatted_20_Text"><text:span text:style-name="Source_20_Text">arr.push("Hello");</text:span></text:p>
      <text:p text:style-name="Preformatted_20_Text"><text:span text:style-name="Source_20_Text">arr.push("World");</text:span></text:p>
      <text:p text:style-name="P7"><text:span text:style-name="Source_20_Text">arr.length;</text:span></text:p>
      <text:p text:style-name="Text_20_body">More data → more memory usage.</text:p>
      <text:p text:style-name="Horizontal_20_Line"/>
      <text:h text:style-name="Heading_20_2" text:outline-level="2">11. Why DevTools is Important?</text:h>
      <text:list xml:id="list1301624581" text:style-name="L5">
        <text:list-item>
          <text:p text:style-name="P5">Helps find bugs</text:p>
        </text:list-item>
        <text:list-item>
          <text:p text:style-name="P5"><text:soft-page-break/>Helps test websites</text:p>
        </text:list-item>
        <text:list-item>
          <text:p text:style-name="P5">Helps optimize performance</text:p>
        </text:list-item>
        <text:list-item>
          <text:p text:style-name="P5">Makes development easier</text:p>
        </text:list-item>
      </text:list>
      <text:p text:style-name="Horizontal_20_Line"/>
      <text:h text:style-name="Heading_20_2" text:outline-level="2">12. Final Summary</text:h>
      <text:p text:style-name="Text_20_body">Chrome DevTools helps us:</text:p>
      <text:list xml:id="list3227706172" text:style-name="L6">
        <text:list-item>
          <text:p text:style-name="P6">View and edit HTML</text:p>
        </text:list-item>
        <text:list-item>
          <text:p text:style-name="P6">Change CSS live</text:p>
        </text:list-item>
        <text:list-item>
          <text:p text:style-name="P6">Run JavaScript in browser</text:p>
        </text:list-item>
        <text:list-item>
          <text:p text:style-name="P6">Debug code using breakpoints</text:p>
        </text:list-item>
        <text:list-item>
          <text:p text:style-name="P6">Check network and memory usage</text:p>
        </text:list-item>
      </text:list>
      <text:p text:style-name="Text_20_body">It is a very powerful tool for web developers.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7T15:32:53.857000000</meta:creation-date>
    <dc:date>2025-12-07T16:24:15.850000000</dc:date>
    <meta:editing-duration>PT1M8S</meta:editing-duration>
    <meta:editing-cycles>1</meta:editing-cycles>
    <meta:document-statistic meta:table-count="0" meta:image-count="0" meta:object-count="0" meta:page-count="4" meta:paragraph-count="76" meta:word-count="410" meta:character-count="2288" meta:non-whitespace-character-count="1961"/>
    <meta:generator>Neat_Office/6.2.8.2$Windows_x86 LibreOffice_project/</meta:generator>
  </office:meta>
</office:document-meta>
</file>